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Gargi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list-style-name="L1">
      <style:paragraph-properties fo:margin-left="0.471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Gargi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 style:list-style-name="L1">
      <style:paragraph-properties fo:margin-left="0.471cm" fo:margin-right="0cm" fo:orphans="2" fo:widows="2" fo:text-indent="0cm" style:auto-text-indent="false"/>
      <style:text-properties fo:font-variant="normal" fo:text-transform="none" fo:color="#000000" style:font-name="Gargi" fo:font-size="12pt" fo:letter-spacing="normal" fo:font-style="normal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94060162" text:style-name="L1">
        <text:list-item>
          <text:p text:style-name="P2">Write Java code to define List . Insert 5 floating point numbers in List, and using an iterator, find the sum of the numbers in List.</text:p>
        </text:list-item>
        <text:list-item>
          <text:p text:style-name="P2">Write a method that takes a string and returns the number of unique characters in the string.</text:p>
        </text:list-item>
        <text:list-item>
          <text:p text:style-name="P2">Write a method that takes a string and print the number of occurrence of each character characters in the string.</text:p>
        </text:list-item>
        <text:list-item>
          <text:p text:style-name="P2"><text:s/>Write a program to sort HashMap by value.</text:p>
        </text:list-item>
        <text:list-item>
          <text:p text:style-name="P2">Write a program to sort Employee objects based on highest salary using Comparator. Employee class{ Double Age; Double Salary; String Name</text:p>
        </text:list-item>
        <text:list-item>
          <text:p text:style-name="P2">Write a program to sort the Student objects based on Score , if the score are same then sort on First Name . Class Student{ String Name; Double Score; Double Age</text:p>
        </text:list-item>
        <text:list-item>
          <text:p text:style-name="P2">Print the elements of an array in the decreasing frequency if 2 numbers have same frequency then print the one which came first.</text:p>
        </text:list-item>
        <text:list-item>
          <text:p text:style-name="P3">Design a Data Structure SpecialStack that supports all the stack operations like push(), pop(), isEmpty(), isFull() and an additional operation getMin() which should return minimum element from the SpecialStack. (Expected complexity -O(1)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4:17:46.463884356</meta:creation-date>
    <dc:date>2020-02-21T15:48:37.930761034</dc:date>
    <meta:editing-duration>PT5H25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86" meta:character-count="1062" meta:non-whitespace-character-count="891"/>
  </office:meta>
</office:document-meta>
</file>